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EARS OF DAVID (19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EARS OF DAVID (19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vid's anguish (19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Joab's anger (19:5-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SAMUEL 19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TEARS OF DAVID (19:1-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TRAVELS OF DAVID (19:8-4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TRAVELS OF DAVID (19:8-43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resolution (19:8-15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resolution (19:8-15)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rgument (19:8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ppeal (19:11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ppointment (19:1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greement (19:14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TRAVELS OF DAVID (19:8-43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resolution (19:8-1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return (19:15-43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-title-Title-Slide" presentation:presentation-page-layout-name="Master1-PPL1" draw:id="Slide-262">
        <draw:frame draw:id="id95" presentation:style-name="a520" draw:name="Title 1" svg:x="1.38in" svg:y="0.83in" svg:width="10.3in" svg:height="4.42in" presentation:class="title" presentation:placeholder="false">
          <draw:text-box>
            <text:p text:style-name="a519" text:class-names="" text:cond-style-name=""><text:span text:style-name="a517" text:class-names=""><text:s text:c="1"/>The return (19:15-43)<text:s text:c="1"/></text:span><text:span text:style-name="a518" text:class-names=""/></text:p>
          </draw:text-box>
          <svg:title/>
          <svg:desc/>
        </draw:frame>
        <draw:frame draw:id="id96" presentation:style-name="a525" draw:name="Subtitle 2" svg:x="1.38in" svg:y="5.25in" svg:width="10.3in" svg:height="1.85in" presentation:class="subtitle" presentation:placeholder="false">
          <draw:text-box>
            <text:p text:style-name="a522" text:class-names="" text:cond-style-name=""><text:span text:style-name="a521" text:class-names=""><text:s text:c="1"/>David and Shimei (19:16-23)<text:s text:c="1"/></text:span></text:p>
            <text:p text:style-name="a524" text:class-names="" text:cond-style-name=""><text:span text:style-name="a523" text:class-names=""/></text:p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David and Shimei (19:16-23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Shimei's fear (19:16-2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David's forgiveness (19:21-23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return (19:15-43)<text:s text:c="1"/></text:span><text:span text:style-name="a543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David and Shimei (19:16-23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David and Mephibosheth (19:24-30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David and Barzillai (19:31-39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David and the men of Judah (19:40-43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THE TRAVELS OF DAVID (19:8-43):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resolution (19:8-15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return (19:15-43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2 SAMUEL 19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THE TEARS OF DAVID (19:1-7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TRAVELS OF DAVID (19:8-4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9</dc:title>
    <meta:initial-creator>David STRICKLAND</meta:initial-creator>
    <dc:creator>David STRICKLAND</dc:creator>
    <meta:creation-date>2020-02-22T19:25:23Z</meta:creation-date>
    <dc:date>2020-02-22T19:25:23Z</dc:date>
    <meta:template xlink:href="BibleStudy" xlink:type="simple"/>
    <meta:editing-cycles>1</meta:editing-cycles>
    <meta:editing-duration>PT0S</meta:editing-duration>
    <meta:document-statistic meta:paragraph-count="34" meta:word-count="213"/>
  </office:meta>
</office:document-meta>
</file>